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f3a84" officeooo:paragraph-rsid="000f3a84"/>
    </style:style>
    <style:style style:name="P2" style:family="paragraph" style:parent-style-name="Footer">
      <style:paragraph-properties fo:text-align="end" style:justify-single-word="false"/>
      <style:text-properties officeooo:rsid="00119169" officeooo:paragraph-rsid="00119169"/>
    </style:style>
    <style:style style:name="P3" style:family="paragraph" style:parent-style-name="Standard">
      <style:paragraph-properties fo:text-align="start" style:justify-single-word="false"/>
      <style:text-properties officeooo:rsid="000f3a84" officeooo:paragraph-rsid="000f3a84"/>
    </style:style>
    <style:style style:name="P4" style:family="paragraph" style:parent-style-name="Standard">
      <style:text-properties officeooo:paragraph-rsid="000f3a84"/>
    </style:style>
    <style:style style:name="P5" style:family="paragraph" style:parent-style-name="Standard">
      <style:paragraph-properties fo:text-align="start" style:justify-single-word="false"/>
      <style:text-properties fo:font-weight="bold" officeooo:rsid="000f3a84" officeooo:paragraph-rsid="000f3a84" style:font-weight-asian="bold" style:font-weight-complex="bold"/>
    </style:style>
    <style:style style:name="P6" style:family="paragraph" style:parent-style-name="Standard">
      <style:text-properties fo:font-weight="bold" officeooo:rsid="0010f66c" officeooo:paragraph-rsid="0010f66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0f3a84" officeooo:paragraph-rsid="000f3a8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f3a84" officeooo:paragraph-rsid="0014b72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f3a84" officeooo:paragraph-rsid="000f3a8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19169" officeooo:paragraph-rsid="0011916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19169" officeooo:paragraph-rsid="0014b72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f3a84" officeooo:paragraph-rsid="000f3a8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f3a84" officeooo:paragraph-rsid="001094b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0f66c" officeooo:paragraph-rsid="0010f66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19169" officeooo:paragraph-rsid="0014b72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2e8e4" officeooo:paragraph-rsid="0012e8e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4b725" officeooo:paragraph-rsid="0014b72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4b725" officeooo:paragraph-rsid="0014b725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paragraph-rsid="001094b8"/>
    </style:style>
    <style:style style:name="P20" style:family="paragraph" style:parent-style-name="Standard">
      <style:text-properties style:text-underline-style="none" fo:font-weight="bold" officeooo:rsid="0010f66c" officeooo:paragraph-rsid="0010f66c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10f66c" officeooo:paragraph-rsid="0010f66c" style:font-weight-asian="bold" style:font-weight-complex="bold"/>
    </style:style>
    <style:style style:name="T1" style:family="text">
      <style:text-properties officeooo:rsid="000f3a84"/>
    </style:style>
    <style:style style:name="T2" style:family="text">
      <style:text-properties officeooo:rsid="0010f66c"/>
    </style:style>
    <style:style style:name="T3" style:family="text">
      <style:text-properties officeooo:rsid="0014b7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NIDAD 1:LA INICIATIVA EMPRENDEDORA</text:p>
      <text:p text:style-name="P3"/>
      <text:p text:style-name="P5">Actividad:</text:p>
      <text:p text:style-name="P5"/>
      <text:p text:style-name="P4">La empresa esta dedicada al 100% a la creacion de aplicaciones <text:span text:style-name="T1">móvil</text:span> dedicadas al entretenimiento y juegos para todos los publicos depende de la primera salida de las aplicaciones se <text:span text:style-name="T1">abrirán</text:span> mas ambitos.</text:p>
      <text:p text:style-name="P3">El precio de las aplicaciones casi en su totalidad sera gratis para dar a conocer mas facilmente a la empresa pero una vez la empresa este dentro del mercado y tenga un minimo de reconocimiento a las aplicaciones que mas tiempo y esfuerzo se dediquen se le pondran un valor minimo pero primero habria que estudiar los porcetajes de venta de las aplicaciones que valen dinero inicial.</text:p>
      <text:p text:style-name="P3"/>
      <text:p text:style-name="P4">El producto se "vendera" para todos los publicos y gratis porque en las aplicaciones marcarles un precio inicial podria hacer que mucha gente sobretodo niños con accesos a mobiles no esten capacitados para pagar lo que implicaria menos clientes.</text:p>
      <text:p text:style-name="P4"/>
      <text:p text:style-name="P4">Realmente no llegan a cumplir ninguna necesidad mas que la de entretener a todo el que se descargue la aplicacion mas adelante si funcionaran estas primeras aplicaciones se podria valorar crear algunas que sirvan para uso cuotidiano como manejar cuentas de casa.</text:p>
      <text:p text:style-name="P4"/>
      <text:p text:style-name="P4">La idea principal es crear aplicaciones que aunque haya parecidas le den otro concepto de diversion en el mercado y valorar a la gente que solo puede entrar a jugar ocasionalmente poniendo niveles adicionales dependiendo del dia de la semana o del mes para intentar mantener un contenido variado del mismo juego sin llegar a ser monotono.</text:p>
      <text:p text:style-name="P4"/>
      <text:p text:style-name="P3">El objetivo a corto plazo seria llegar a poder ganar dinero para un sueldo propio i poder pagar el autonomo porque el mundo de las applicaciones de moviles tienen un mercador grandisimo con una competencia altisima.</text:p>
      <text:p text:style-name="P3"/>
      <text:p text:style-name="P7">UNIDAD 2:EL MERCADO Y LOS CLIENTES</text:p>
      <text:p text:style-name="P7"/>
      <text:p text:style-name="P9">Cuotas de Mercado:</text:p>
      <text:p text:style-name="P12"/>
      <text:p text:style-name="P19">Hay una barbaridad de empresas que crean apps para el movil y cada vez mas dado que cualquier persona con pocos conocimientos o muchos puede pagar una licencia de google o de apple </text:p>
      <text:p text:style-name="P19">pero en el tema de los juegos si que hay varias empresas que destacan</text:p>
      <text:p text:style-name="P19">Supercell </text:p>
      <text:p text:style-name="P19">King</text:p>
      <text:p text:style-name="P19">IGG.COM</text:p>
      <text:p text:style-name="P19"/>
      <text:p text:style-name="P6"/>
      <text:p text:style-name="P21">Tipo de Mercado:</text:p>
      <text:p text:style-name="P20"/>
      <text:p text:style-name="P13">Hay muchisimas empresas pequeñas que se reparten el mercado y la cosa es <text:span text:style-name="T2">entender</text:span> como van a funcionar y como funcionan las modas para poder llegar algun dia a que una applicacion tuya destaque entre las otras una vez eso ocurre te haces una pequeña fama e intentas mantener el publico</text:p>
      <text:p text:style-name="P14">Se trata de una competencia perfecta ya que todos los juegos luchan por gustarle a la misma gente pudiendo subdividir el mercado en gustos.</text:p>
      <text:p text:style-name="P14"/>
      <text:p text:style-name="P10">Segmentacion del mercado:</text:p>
      <text:p text:style-name="P10"/>
      <text:p text:style-name="P16">La realidad es que con los juegos para el movil quieres llegar ha el publico mas amplio y extenso que existat ya que estas compitiendo contra muchas otras empresas.</text:p>
      <text:p text:style-name="P16"/>
      <text:p text:style-name="P16">Pero puede ser muy buena campaña de mercado realizar juegos mas destinados a jovenes.</text:p>
      <text:p text:style-name="P16"/>
      <text:p text:style-name="P16">Un mercado cada vez mas emergente seria el de la gente entre 45-60 años que van jugando a juegos del movil para entretenerse y no hacen falta ser juegos complicados sino mas de agilidad mental.</text:p>
      <text:p text:style-name="P16"/>
      <text:p text:style-name="P8">UNIDAD <text:span text:style-name="T3">3</text:span>:EL <text:span text:style-name="T3">ENTORNO Y LA COMPETENCIA</text:span></text:p>
      <text:p text:style-name="P8"/>
      <text:p text:style-name="P11">Segmentacion del mercado:</text:p>
      <text:p text:style-name="P15"/>
      <text:p text:style-name="P17">Estabilidad:</text:p>
      <text:p text:style-name="P17"><text:tab/>Se producen pocos cambios </text:p>
      <text:p text:style-name="P18"/>
      <text:p text:style-name="P17">Complejidad:</text:p>
      <text:p text:style-name="P17"><text:tab/>Se requieren multiples conocimientos para poder crear juegos movil en aspectos tanto <text:tab/>empresariales como tecnicos para poder realizar la programacion de las aplicaciones.</text:p>
      <text:p text:style-name="P17"/>
      <text:p text:style-name="P17">Integracio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f3a84" officeooo:paragraph-rsid="000f3a84"/>
    </style:style>
    <style:style style:name="MP2" style:family="paragraph" style:parent-style-name="Footer">
      <style:paragraph-properties fo:text-align="end" style:justify-single-word="false"/>
      <style:text-properties officeooo:rsid="00119169" officeooo:paragraph-rsid="001191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e Empresa Guillem Clar Torres</text:p>
      </style:header>
      <style:footer>
        <text:p text:style-name="MP2">Pagina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00:38.458000000</meta:creation-date>
    <dc:date>2020-02-14T13:48:50.101000000</dc:date>
    <meta:editing-duration>PT1H25M48S</meta:editing-duration>
    <meta:editing-cycles>1</meta:editing-cycles>
    <meta:generator>LibreOffice/6.2.6.2$Linux_X86_64 LibreOffice_project/20$Build-2</meta:generator>
    <meta:document-statistic meta:table-count="0" meta:image-count="0" meta:object-count="0" meta:page-count="2" meta:paragraph-count="31" meta:word-count="543" meta:character-count="3260" meta:non-whitespace-character-count="2742"/>
  </office:meta>
</office:document-meta>
</file>